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13835" officeooo:paragraph-rsid="0009634d" style:font-weight-asian="normal" style:font-weight-complex="normal"/>
    </style:style>
    <style:style style:name="P2" style:family="paragraph" style:parent-style-name="Standard">
      <style:text-properties fo:font-weight="normal" officeooo:rsid="000bd3b5" officeooo:paragraph-rsid="0009634d" style:font-weight-asian="normal" style:font-weight-complex="normal"/>
    </style:style>
    <style:style style:name="P3" style:family="paragraph" style:parent-style-name="Standard">
      <style:text-properties fo:font-weight="normal" officeooo:rsid="000cefe3" officeooo:paragraph-rsid="0009634d" style:font-weight-asian="normal" style:font-weight-complex="normal"/>
    </style:style>
    <style:style style:name="P4" style:family="paragraph" style:parent-style-name="Standard">
      <style:text-properties fo:font-weight="normal" officeooo:rsid="000e9839" officeooo:paragraph-rsid="0009634d" style:font-weight-asian="normal" style:font-weight-complex="normal"/>
    </style:style>
    <style:style style:name="P5" style:family="paragraph" style:parent-style-name="Standard">
      <style:text-properties fo:font-weight="normal" officeooo:rsid="00103232" officeooo:paragraph-rsid="0009634d" style:font-weight-asian="normal" style:font-weight-complex="normal"/>
    </style:style>
    <style:style style:name="P6" style:family="paragraph" style:parent-style-name="Standard">
      <style:text-properties fo:font-weight="normal" officeooo:rsid="0010f7cf" officeooo:paragraph-rsid="0009634d" style:font-weight-asian="normal" style:font-weight-complex="normal"/>
    </style:style>
    <style:style style:name="P7" style:family="paragraph" style:parent-style-name="Standard">
      <style:text-properties officeooo:rsid="000b6d18" officeooo:paragraph-rsid="0009634d"/>
    </style:style>
    <style:style style:name="P8" style:family="paragraph" style:parent-style-name="Standard">
      <style:text-properties fo:font-weight="bold" officeooo:rsid="000b6d18" officeooo:paragraph-rsid="0009634d" style:font-weight-asian="bold" style:font-weight-complex="bold"/>
    </style:style>
    <style:style style:name="P9" style:family="paragraph" style:parent-style-name="Standard">
      <style:text-properties fo:font-weight="bold" officeooo:rsid="000bd3b5" officeooo:paragraph-rsid="0009634d" style:font-weight-asian="bold" style:font-weight-complex="bold"/>
    </style:style>
    <style:style style:name="P10" style:family="paragraph" style:parent-style-name="Standard">
      <style:text-properties fo:font-weight="bold" officeooo:rsid="000cefe3" officeooo:paragraph-rsid="0009634d" style:font-weight-asian="bold" style:font-weight-complex="bold"/>
    </style:style>
    <style:style style:name="P11" style:family="paragraph" style:parent-style-name="Standard">
      <style:text-properties fo:font-weight="bold" officeooo:rsid="000e9839" officeooo:paragraph-rsid="0009634d" style:font-weight-asian="bold" style:font-weight-complex="bold"/>
    </style:style>
    <style:style style:name="P12" style:family="paragraph" style:parent-style-name="Standard">
      <style:text-properties fo:font-weight="bold" officeooo:rsid="00103232" officeooo:paragraph-rsid="0009634d" style:font-weight-asian="bold" style:font-weight-complex="bold"/>
    </style:style>
    <style:style style:name="P13" style:family="paragraph" style:parent-style-name="Standard">
      <style:text-properties fo:font-weight="bold" officeooo:rsid="0010f7cf" officeooo:paragraph-rsid="0009634d" style:font-weight-asian="bold" style:font-weight-complex="bold"/>
    </style:style>
    <style:style style:name="P14" style:family="paragraph" style:parent-style-name="Standard">
      <style:text-properties fo:font-weight="bold" officeooo:rsid="00113835" officeooo:paragraph-rsid="0009634d" style:font-weight-asian="bold" style:font-weight-complex="bold"/>
    </style:style>
    <style:style style:name="P15" style:family="paragraph" style:parent-style-name="Standard">
      <style:text-properties officeooo:rsid="000bd3b5" officeooo:paragraph-rsid="0009634d"/>
    </style:style>
    <style:style style:name="P16" style:family="paragraph" style:parent-style-name="Standard">
      <style:text-properties officeooo:paragraph-rsid="0009634d"/>
    </style:style>
    <style:style style:name="T1" style:family="text">
      <style:text-properties style:text-underline-style="solid" style:text-underline-width="auto" style:text-underline-color="font-color" fo:font-weight="bold" officeooo:rsid="000b6d18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0bd3b5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0f7cf" style:font-weight-asian="bold" style:font-weight-complex="bold"/>
    </style:style>
    <style:style style:name="T5" style:family="text">
      <style:text-properties officeooo:rsid="000e9839"/>
    </style:style>
    <style:style style:name="T6" style:family="text">
      <style:text-properties officeooo:rsid="000b6d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6"><text:tab/><text:tab/><text:tab/><text:tab/><text:tab/><text:tab/><text:tab/><text:tab/><text:tab/><text:tab/><text:tab/><text:tab/><text:tab/><text:tab/></text:span></text:p>
      <text:p text:style-name="P7"><text:tab/><text:tab/><text:tab/><text:tab/><text:span text:style-name="T3">MONGODB AGGREGATION FRAMEWORK</text:span></text:p>
      <text:p text:style-name="P8"/>
      <text:p text:style-name="P7"/>
      <text:p text:style-name="P7">CONSIDER THE STUDENT COLLECTION CONTAINING DOCUMENT LIKE:</text:p>
      <text:p text:style-name="P7"/>
      <text:p text:style-name="P7">db.stud.insert({Rollno:1060,Name:RAVI,class: “TE comp c”, Marks:61})</text:p>
      <text:p text:style-name="P7"/>
      <text:p text:style-name="P7"/>
      <text:p text:style-name="P8">1.Display list of all students od TE comp A</text:p>
      <text:p text:style-name="P7"/>
      <text:p text:style-name="P15">&gt; db.stud.find({Class:"TE COMP A"}).pretty(); </text:p>
      <text:p text:style-name="P15">{ </text:p>
      <text:p text:style-name="P15"><text:tab/>"_id" : ObjectId("59a4dcc92e97ea337cb73994"), </text:p>
      <text:p text:style-name="P15"><text:tab/>"Rollno" : 3351, </text:p>
      <text:p text:style-name="P15"><text:tab/>"Class" : "TE COMP A", </text:p>
      <text:p text:style-name="P15"><text:tab/>"Name" : "Noopur" </text:p>
      <text:p text:style-name="P15">} </text:p>
      <text:p text:style-name="P15">{ </text:p>
      <text:p text:style-name="P15"><text:tab/>"_id" : ObjectId("59a4df2c2e97ea337cb73995"), </text:p>
      <text:p text:style-name="P15"><text:tab/>"Rollno" : 3361, </text:p>
      <text:p text:style-name="P15"><text:tab/>"Class" : "TE COMP A", </text:p>
      <text:p text:style-name="P15"><text:tab/>"Name" : "Pranita" </text:p>
      <text:p text:style-name="P15">} </text:p>
      <text:p text:style-name="P15">{ </text:p>
      <text:p text:style-name="P15"><text:tab/>"_id" : ObjectId("59a4df3e2e97ea337cb73996"), </text:p>
      <text:p text:style-name="P15"><text:tab/>"Rollno" : 3352, </text:p>
      <text:p text:style-name="P15"><text:tab/>"Class" : "TE COMP A", </text:p>
      <text:p text:style-name="P15"><text:tab/>"Name" : "Sai" </text:p>
      <text:p text:style-name="P15">} </text:p>
      <text:p text:style-name="P15">{ </text:p>
      <text:p text:style-name="P15"><text:tab/>"_id" : ObjectId("59a4df5a2e97ea337cb73997"), </text:p>
      <text:p text:style-name="P15"><text:tab/>"Rollno" : 3313, </text:p>
      <text:p text:style-name="P15"><text:tab/>"Class" : "TE COMP A", </text:p>
      <text:p text:style-name="P15"><text:tab/>"Name" : "Juie" </text:p>
      <text:p text:style-name="P15">} </text:p>
      <text:p text:style-name="P15"/>
      <text:p text:style-name="P15"/>
      <text:p text:style-name="P9">2. Display RollCall of TE Comp A</text:p>
      <text:p text:style-name="P9"/>
      <text:p text:style-name="P2"/>
      <text:p text:style-name="P3">&gt; db.stud.aggregate([{"$match":{"Class":"TE COMP A"}},{"$project":{"Rollno":1}}]) </text:p>
      <text:p text:style-name="P3">{ "_id" : ObjectId("59a4dcc92e97ea337cb73994"), "Rollno" : 3351 } </text:p>
      <text:p text:style-name="P3">{ "_id" : ObjectId("59a4df2c2e97ea337cb73995"), "Rollno" : 3361 } </text:p>
      <text:p text:style-name="P3">{ "_id" : ObjectId("59a4df3e2e97ea337cb73996"), "Rollno" : 3352 } </text:p>
      <text:p text:style-name="P3">{ "_id" : ObjectId("59a4df5a2e97ea337cb73997"), "Rollno" : 3313 } </text:p>
      <text:p text:style-name="P3"/>
      <text:p text:style-name="P3"/>
      <text:p text:style-name="P10">3. Display list of all stud of TE Comp A having marks&gt;<text:span text:style-name="T5">30</text:span></text:p>
      <text:p text:style-name="P10"><text:soft-page-break/></text:p>
      <text:p text:style-name="P4">&gt; db.stud.aggregate([{"$match":{$and:[{"Class":"TE Comp C"},{"Marks":{"$gt":30}}]}}]) </text:p>
      <text:p text:style-name="P4"/>
      <text:p text:style-name="P4"/>
      <text:p text:style-name="P4">{ "_id" : ObjectId("59bf54c2b1b134c8de57aa7b"), "Rollno" : 1089, "Name" : "Ravi", "Class" : "TE Comp C", "Marks" : 60 } </text:p>
      <text:p text:style-name="P4"/>
      <text:p text:style-name="P4"/>
      <text:p text:style-name="P11">4. Display name,class, marks of all students</text:p>
      <text:p text:style-name="P11"/>
      <text:p text:style-name="P4">&gt; db.stud.aggregate([{"$project":{Name:1,Class:1,Marks:1}}]) </text:p>
      <text:p text:style-name="P4"/>
      <text:p text:style-name="P4"/>
      <text:p text:style-name="P4">{ "_id" : ObjectId("59a4dcc92e97ea337cb73994"), "Class" : "TE COMP A", "Name" : "Noopur" } </text:p>
      <text:p text:style-name="P4">{ "_id" : ObjectId("59a4df2c2e97ea337cb73995"), "Class" : "TE COMP A", "Name" : "Pranita" } </text:p>
      <text:p text:style-name="P4">{ "_id" : ObjectId("59a4df3e2e97ea337cb73996"), "Class" : "TE COMP A", "Name" : "Sai" } </text:p>
      <text:p text:style-name="P4">{ "_id" : ObjectId("59a4df5a2e97ea337cb73997"), "Class" : "TE COMP A", "Name" : "Juie" } </text:p>
      <text:p text:style-name="P4">{ "_id" : ObjectId("59a4df812e97ea337cb73998"), "Class" : "TE COMP B", "Name" : "Sakshi" } </text:p>
      <text:p text:style-name="P4">{ "_id" : ObjectId("59a4dfe52e97ea337cb73999"), "Class" : "TE COMP B", "Name" : "Kshitija" } </text:p>
      <text:p text:style-name="P4">{ "_id" : ObjectId("59bf54c2b1b134c8de57aa7b"), "Name" : "Ravi", "Class" : "TE Comp C", "Marks" : 60 } </text:p>
      <text:p text:style-name="P4">{ "_id" : ObjectId("59bf5505b1b134c8de57aa7c"), "Name" : "Trupti", "Class" : "TE Comp b", "Marks" : 70 } </text:p>
      <text:p text:style-name="P4">{ "_id" : ObjectId("59bf551bb1b134c8de57aa7d"), "Name" : "Bhavika", "Class" : "TE Comp A", "Marks" : 67 } </text:p>
      <text:p text:style-name="P4">{ "_id" : ObjectId("59bf553ab1b134c8de57aa7e"), "Name" : "Asmita", "Class" : "FE Comp A", "Marks" : 67 } </text:p>
      <text:p text:style-name="P4">{ "_id" : ObjectId("59bf5557b1b134c8de57aa7f"), "Name" : "Tanisha", "Class" : "FE Comp D", "Marks" : 80 } </text:p>
      <text:p text:style-name="P4"/>
      <text:p text:style-name="P4"/>
      <text:p text:style-name="P11">5. Display name,class <text:s/>of stud of TEComp A</text:p>
      <text:p text:style-name="P11"/>
      <text:p text:style-name="P5">&gt; db.stud.aggregate([{"$match":{"Class":"TE COMP A"}},{"$project":{Name:1,Class:1}}]) </text:p>
      <text:p text:style-name="P5"/>
      <text:p text:style-name="P5"/>
      <text:p text:style-name="P5">{ "_id" : ObjectId("59a4dcc92e97ea337cb73994"), "Class" : "TE COMP A", "Name" : "Noopur" } </text:p>
      <text:p text:style-name="P5">{ "_id" : ObjectId("59a4df2c2e97ea337cb73995"), "Class" : "TE COMP A", "Name" : "Pranita" } </text:p>
      <text:p text:style-name="P5">{ "_id" : ObjectId("59a4df3e2e97ea337cb73996"), "Class" : "TE COMP A", "Name" : "Sai" } </text:p>
      <text:p text:style-name="P5">{ "_id" : ObjectId("59a4df5a2e97ea337cb73997"), "Class" : "TE COMP A", "Name" : "Juie" } </text:p>
      <text:p text:style-name="P5"/>
      <text:p text:style-name="P12">6. Display name,class and marks of all TE Comp A in descending order of marks</text:p>
      <text:p text:style-name="P12"/>
      <text:p text:style-name="P5">&gt; db.stud.insert({Rollno:9087,Name:"Vandana",Class:"TE Comp A",Marks:89}); </text:p>
      <text:p text:style-name="P5">WriteResult({ "nInserted" : 1 }) </text:p>
      <text:p text:style-name="P5"/>
      <text:p text:style-name="P5"/>
      <text:p text:style-name="P5">&gt; db.stud.aggregate([{"$match":{"Class":"TE Comp A"}},{"$sort":{"Marks":-1}}]) </text:p>
      <text:p text:style-name="P5">{ "_id" : ObjectId("59bf6237b1b134c8de57aa81"), "Rollno" : 1909, "Name" : "Vikas", "Class" : "TE <text:soft-page-break/>Comp A", "Marks" : 99 } </text:p>
      <text:p text:style-name="P5">{ "_id" : ObjectId("59bf6226b1b134c8de57aa80"), "Rollno" : 1099, "Name" : "Rajesh", "Class" : "TE Comp A", "Marks" : 90 } </text:p>
      <text:p text:style-name="P5">{ "_id" : ObjectId("59bf6257b1b134c8de57aa82"), "Rollno" : 9087, "Name" : "Vandana", "Class" : "TE Comp A", "Marks" : 89 } </text:p>
      <text:p text:style-name="P5">{ "_id" : ObjectId("59bf551bb1b134c8de57aa7d"), "Rollno" : 3434, "Name" : "Bhavika", "Class" : "TE Comp A", "Marks" : 67 } </text:p>
      <text:p text:style-name="P5"/>
      <text:p text:style-name="P5"/>
      <text:p text:style-name="P12">7. <text:s/>Display name, class and marks of <text:s/>first three toppers of TE Comp A</text:p>
      <text:p text:style-name="P12"/>
      <text:p text:style-name="P12">8. <text:s/>Display the count of students in each division</text:p>
      <text:p text:style-name="P12"/>
      <text:p text:style-name="P12"/>
      <text:p text:style-name="P6">&gt; db.stud.aggregate([{$group:{_id:"$Class",count:{$sum:1}}}]) </text:p>
      <text:p text:style-name="P6">{ "_id" : "FE Comp D", "count" : 1 } </text:p>
      <text:p text:style-name="P6">{ "_id" : "FE Comp A", "count" : 1 } </text:p>
      <text:p text:style-name="P6">{ "_id" : "TE Comp A", "count" : 4 } </text:p>
      <text:p text:style-name="P6">{ "_id" : "TE Comp b", "count" : 1 } </text:p>
      <text:p text:style-name="P6">{ "_id" : "TE Comp C", "count" : 1 } </text:p>
      <text:p text:style-name="P6">{ "_id" : "TE COMP B", "count" : 2 } </text:p>
      <text:p text:style-name="P6">{ "_id" : "TE COMP A", "count" : 4 } </text:p>
      <text:p text:style-name="P6"/>
      <text:p text:style-name="P6"/>
      <text:p text:style-name="P13">9. Display the count of number of students in each division along with average marks</text:p>
      <text:p text:style-name="P13"/>
      <text:p text:style-name="P6">&gt; db.stud.aggregate([{$group:{_id:"$Class",count:{$sum:1},average:{$avg:"$Marks"}}}]) </text:p>
      <text:p text:style-name="P6">{ "_id" : "FE Comp D", "count" : 1, "average" : 80 } </text:p>
      <text:p text:style-name="P6">{ "_id" : "FE Comp A", "count" : 1, "average" : 67 } </text:p>
      <text:p text:style-name="P6">{ "_id" : "TE Comp A", "count" : 4, "average" : 86.25 } </text:p>
      <text:p text:style-name="P6">{ "_id" : "TE Comp b", "count" : 1, "average" : 70 } </text:p>
      <text:p text:style-name="P6">{ "_id" : "TE Comp C", "count" : 1, "average" : 60 } </text:p>
      <text:p text:style-name="P6">{ "_id" : "TE COMP B", "count" : 2, "average" : 0 } </text:p>
      <text:p text:style-name="P6">{ "_id" : "TE COMP A", "count" : 4, "average" : 0 } </text:p>
      <text:p text:style-name="P6"/>
      <text:p text:style-name="P13">10.Display marks of topper of each division</text:p>
      <text:p text:style-name="P13"/>
      <text:p text:style-name="P1">&gt; db.stud.aggregate([{$group:{_id:"$Class",topper:{$max:"$Marks"}}}]) </text:p>
      <text:p text:style-name="P1">{ "_id" : "FE Comp D", "topper" : 80 } </text:p>
      <text:p text:style-name="P1">{ "_id" : "FE Comp A", "topper" : 67 } </text:p>
      <text:p text:style-name="P1">{ "_id" : "TE Comp A", "topper" : 99 } </text:p>
      <text:p text:style-name="P1">{ "_id" : "TE Comp b", "topper" : 70 } </text:p>
      <text:p text:style-name="P1">{ "_id" : "TE Comp C", "topper" : 60 } </text:p>
      <text:p text:style-name="P1">{ "_id" : "TE COMP B", "topper" : null } </text:p>
      <text:p text:style-name="P1">{ "_id" : "TE COMP A", "topper" : null } </text:p>
      <text:p text:style-name="P1"/>
      <text:p text:style-name="P1"/>
      <text:p text:style-name="P1">11.</text:p>
      <text:p text:style-name="P1"/>
      <text:p text:style-name="P1"><text:soft-page-break/>12. <text:span text:style-name="T4">Display </text:span><text:span text:style-name="T3">the first <text:s/>5</text:span><text:span text:style-name="T4"> topper</text:span><text:span text:style-name="T3">s</text:span><text:span text:style-name="T4"> <text:s/>of <text:s/></text:span><text:span text:style-name="T3">TE</text:span></text:p>
      <text:p text:style-name="P14"/>
      <text:p text:style-name="P1">&gt; db.stud.find({},{"Name":1,Class:1,Marks:1,"_id":0}).sort({Marks:-1}).limit(4).pretty() </text:p>
      <text:p text:style-name="P1">{ "Name" : "Vikas", "Class" : "TE Comp A", "Marks" : 99 } </text:p>
      <text:p text:style-name="P1">{ "Name" : "Rajesh", "Class" : "TE Comp A", "Marks" : 90 } </text:p>
      <text:p text:style-name="P1">{ "Name" : "Vandana", "Class" : "TE Comp A", "Marks" : 89 } </text:p>
      <text:p text:style-name="P1">{ "Name" : "Tanisha", "Class" : "FE Comp D", "Marks" : 80 } </text:p>
      <text:p text:style-name="P1"/>
      <text:p text:style-name="P14">13. Create index on name field and use the explain() method to understand the query execution plan and note the performance enhancement</text:p>
      <text:p text:style-name="P14"/>
      <text:p text:style-name="P1">&gt; db.stud.ensureIndex({Name:1}) </text:p>
      <text:p text:style-name="P1">{ </text:p>
      <text:p text:style-name="P1"><text:tab/>"createdCollectionAutomatically" : false, </text:p>
      <text:p text:style-name="P1"><text:tab/>"numIndexesBefore" : 1, </text:p>
      <text:p text:style-name="P1"><text:tab/>"numIndexesAfter" : 2, </text:p>
      <text:p text:style-name="P1"><text:tab/>"ok" : 1 </text:p>
      <text:p text:style-name="P1">} </text:p>
      <text:p text:style-name="P1"><text:s text:c="2"/></text:p>
      <text:p text:style-name="P1"/>
      <text:p text:style-name="P1"/>
      <text:p text:style-name="P1">&gt; db.stud.find({Class:"TE Comp A"}).explain() </text:p>
      <text:p text:style-name="P1">{ </text:p>
      <text:p text:style-name="P1"><text:tab/>"queryPlanner" : { </text:p>
      <text:p text:style-name="P1"><text:tab/><text:tab/>"plannerVersion" : 1, </text:p>
      <text:p text:style-name="P1"><text:tab/><text:tab/>"namespace" : "test.stud", </text:p>
      <text:p text:style-name="P1"><text:tab/><text:tab/>"indexFilterSet" : false, </text:p>
      <text:p text:style-name="P1"><text:tab/><text:tab/>"parsedQuery" : { </text:p>
      <text:p text:style-name="P1"><text:tab/><text:tab/><text:tab/>"Class" : { </text:p>
      <text:p text:style-name="P1"><text:tab/><text:tab/><text:tab/><text:tab/>"$eq" : "TE Comp A" </text:p>
      <text:p text:style-name="P1"><text:tab/><text:tab/><text:tab/>} </text:p>
      <text:p text:style-name="P1"><text:tab/><text:tab/>}, </text:p>
      <text:p text:style-name="P1"><text:tab/><text:tab/>"winningPlan" : { </text:p>
      <text:p text:style-name="P1"><text:tab/><text:tab/><text:tab/>"stage" : "COLLSCAN", </text:p>
      <text:p text:style-name="P1"><text:tab/><text:tab/><text:tab/>"filter" : { </text:p>
      <text:p text:style-name="P1"><text:tab/><text:tab/><text:tab/><text:tab/>"Class" : { </text:p>
      <text:p text:style-name="P1"><text:tab/><text:tab/><text:tab/><text:tab/><text:tab/>"$eq" : "TE Comp A" </text:p>
      <text:p text:style-name="P1"><text:tab/><text:tab/><text:tab/><text:tab/>} </text:p>
      <text:p text:style-name="P1"><text:tab/><text:tab/><text:tab/>}, </text:p>
      <text:p text:style-name="P1"><text:tab/><text:tab/><text:tab/>"direction" : "forward" </text:p>
      <text:p text:style-name="P1"><text:tab/><text:tab/>}, </text:p>
      <text:p text:style-name="P1"><text:tab/><text:tab/>"rejectedPlans" : [ ] </text:p>
      <text:p text:style-name="P1"><text:tab/>}, </text:p>
      <text:p text:style-name="P1"><text:tab/>"serverInfo" : { </text:p>
      <text:p text:style-name="P1"><text:tab/><text:tab/>"host" : "localhost.localdomain", </text:p>
      <text:p text:style-name="P1"><text:tab/><text:tab/>"port" : 27017, </text:p>
      <text:p text:style-name="P1"><text:tab/><text:tab/>"version" : "3.0.2", </text:p>
      <text:p text:style-name="P1"><text:tab/><text:tab/>"gitVersion" : "6201872043ecbbc0a4cc169b5482dcf385fc464f" </text:p>
      <text:p text:style-name="P1"><text:tab/>}, </text:p>
      <text:p text:style-name="P1"><text:soft-page-break/><text:tab/>"ok" : 1 </text:p>
      <text:p text:style-name="P1">} </text:p>
      <text:p text:style-name="P1"/>
      <text:p text:style-name="P1"/>
      <text:p text:style-name="P14">14. Show the existing indexes on the collection</text:p>
      <text:p text:style-name="P14"/>
      <text:p text:style-name="P1">&gt; db.stud.getIndexes() </text:p>
      <text:p text:style-name="P1">[ </text:p>
      <text:p text:style-name="P1"><text:tab/>{ </text:p>
      <text:p text:style-name="P1"><text:tab/><text:tab/>"v" : 1, </text:p>
      <text:p text:style-name="P1"><text:tab/><text:tab/>"key" : { </text:p>
      <text:p text:style-name="P1"><text:tab/><text:tab/><text:tab/>"_id" : 1 </text:p>
      <text:p text:style-name="P1"><text:tab/><text:tab/>}, </text:p>
      <text:p text:style-name="P1"><text:tab/><text:tab/>"name" : "_id_", </text:p>
      <text:p text:style-name="P1"><text:tab/><text:tab/>"ns" : "test.stud" </text:p>
      <text:p text:style-name="P1"><text:tab/>}, </text:p>
      <text:p text:style-name="P1"><text:tab/>{ </text:p>
      <text:p text:style-name="P1"><text:tab/><text:tab/>"v" : 1, </text:p>
      <text:p text:style-name="P1"><text:tab/><text:tab/>"key" : { </text:p>
      <text:p text:style-name="P1"><text:tab/><text:tab/><text:tab/>"Name" : 1 </text:p>
      <text:p text:style-name="P1"><text:tab/><text:tab/>}, </text:p>
      <text:p text:style-name="P1"><text:tab/><text:tab/>"name" : "Name_1", </text:p>
      <text:p text:style-name="P1"><text:tab/><text:tab/>"ns" : "test.stud" </text:p>
      <text:p text:style-name="P1"><text:tab/>} </text:p>
      <text:p text:style-name="P1">]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0:27:29.381594183</meta:creation-date>
    <dc:date>2017-10-04T10:28:05.138185119</dc:date>
    <meta:editing-duration>P0D</meta:editing-duration>
    <meta:editing-cycles>1</meta:editing-cycles>
    <meta:document-statistic meta:table-count="0" meta:image-count="0" meta:object-count="0" meta:page-count="5" meta:paragraph-count="160" meta:word-count="1014" meta:character-count="6592" meta:non-whitespace-character-count="5454"/>
    <meta:generator>LibreOffice/4.1.3.2$Linux_X86_64 LibreOffice_project/410$Build-2</meta:generator>
  </office:meta>
</office:document-meta>
</file>